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91da" officeooo:paragraph-rsid="002784c2"/>
    </style:style>
    <style:style style:name="P2" style:family="paragraph" style:parent-style-name="Standard">
      <style:text-properties officeooo:paragraph-rsid="000ae139"/>
    </style:style>
    <style:style style:name="P3" style:family="paragraph" style:parent-style-name="Standard">
      <style:text-properties fo:font-weight="bold" officeooo:rsid="0020c61a" officeooo:paragraph-rsid="0020c61a" style:font-weight-asian="bold" style:font-weight-complex="bold"/>
    </style:style>
    <style:style style:name="P4" style:family="paragraph" style:parent-style-name="Standard">
      <style:text-properties fo:font-weight="normal" officeooo:rsid="001e71eb" officeooo:paragraph-rsid="001c633d" style:font-weight-asian="normal" style:font-weight-complex="normal"/>
    </style:style>
    <style:style style:name="P5" style:family="paragraph" style:parent-style-name="Standard">
      <style:text-properties fo:font-weight="normal" officeooo:rsid="0020c61a" officeooo:paragraph-rsid="0020c61a" style:font-weight-asian="normal" style:font-weight-complex="normal"/>
    </style:style>
    <style:style style:name="P6" style:family="paragraph" style:parent-style-name="Table_20_Contents">
      <style:text-properties officeooo:rsid="002091da" officeooo:paragraph-rsid="002091da"/>
    </style:style>
    <style:style style:name="P7" style:family="paragraph" style:parent-style-name="Table_20_Contents">
      <style:text-properties officeooo:rsid="001552ed" officeooo:paragraph-rsid="000ae139"/>
    </style:style>
    <style:style style:name="P8" style:family="paragraph" style:parent-style-name="Table_20_Contents">
      <style:text-properties officeooo:rsid="0023c411" officeooo:paragraph-rsid="000ae139"/>
    </style:style>
    <style:style style:name="P9" style:family="paragraph" style:parent-style-name="Standard">
      <style:text-properties fo:font-style="normal" fo:font-weight="bold" officeooo:rsid="00292fad" officeooo:paragraph-rsid="00292fa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font-style="normal" fo:font-weight="normal" officeooo:rsid="002eb199" officeooo:paragraph-rsid="002eb199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tyle="normal" fo:font-weight="bold" officeooo:rsid="002eb199" officeooo:paragraph-rsid="002eb199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2eb199" officeooo:paragraph-rsid="002eb199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3064b5" officeooo:paragraph-rsid="003064b5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tyle="normal" fo:font-weight="bold" officeooo:rsid="002eb199" officeooo:paragraph-rsid="002eb199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font-style="normal" fo:font-weight="normal" officeooo:rsid="002eb199" officeooo:paragraph-rsid="002eb199" style:font-style-asian="normal" style:font-weight-asian="normal" style:font-style-complex="normal" style:font-weight-complex="normal"/>
    </style:style>
    <style:style style:name="T1" style:family="text">
      <style:text-properties officeooo:rsid="002784c2"/>
    </style:style>
    <style:style style:name="T2" style:family="text">
      <style:text-properties officeooo:rsid="00245fe0"/>
    </style:style>
    <style:style style:name="T3" style:family="text">
      <style:text-properties officeooo:rsid="001e71eb"/>
    </style:style>
    <style:style style:name="T4" style:family="text">
      <style:text-properties officeooo:rsid="002d44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span text:style-name="T3">I</text:span>nterviewer Notes:</text:p>
      <text:p text:style-name="P5"/>
      <text:p text:style-name="P9">- Ask, describe a <text:span text:style-name="T4">Singleton.</text:span></text:p>
      <text:p text:style-name="P10">A globally accessible, unique instance of an object.</text:p>
      <text:p text:style-name="P10"/>
      <text:p text:style-name="P11">- Ask, what does lazy initialization mean, and why would you want it for a Singleton?</text:p>
      <text:p text:style-name="P10">It means the object is initialized only when it is needed, and not before. This is desirable because you don’t want it taking up resources if it is not needed.</text:p>
      <text:p text:style-name="P12"/>
      <text:p text:style-name="P11">- Ask for some other design patterns which could/should be implemented as Singletons?</text:p>
      <text:p text:style-name="P10">Factory, Prototype, Builder, State, Facade, maybe more.</text:p>
      <text:p text:style-name="P10"/>
      <text:p text:style-name="P13">Next Steps:</text:p>
      <text:p text:style-name="P13"><text:tab/>Other Design: Patterns: (Eas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56d56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1.5014in" style:rel-column-width="14208*"/>
    </style:style>
    <style:style style:name="Table3.C" style:family="table-column">
      <style:table-column-properties style:column-width="1.5576in" style:rel-column-width="14740*"/>
    </style:style>
    <style:style style:name="Table3.D" style:family="table-column">
      <style:table-column-properties style:column-width="1.5576in" style:rel-column-width="14742*"/>
    </style:style>
    <style:style style:name="Table3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2091da" officeooo:paragraph-rsid="002784c2"/>
    </style:style>
    <style:style style:name="MP2" style:family="paragraph" style:parent-style-name="Table_20_Contents">
      <style:text-properties officeooo:rsid="002091da" officeooo:paragraph-rsid="002091da"/>
    </style:style>
    <style:style style:name="MP3" style:family="paragraph" style:parent-style-name="Table_20_Contents">
      <style:text-properties officeooo:rsid="001552ed" officeooo:paragraph-rsid="000ae139"/>
    </style:style>
    <style:style style:name="MP4" style:family="paragraph" style:parent-style-name="Table_20_Contents">
      <style:text-properties officeooo:rsid="0023c411" officeooo:paragraph-rsid="000ae139"/>
    </style:style>
    <style:style style:name="MP5" style:family="paragraph" style:parent-style-name="Standard">
      <style:text-properties officeooo:paragraph-rsid="000ae139"/>
    </style:style>
    <style:style style:name="MT1" style:family="text">
      <style:text-properties officeooo:rsid="002784c2"/>
    </style:style>
    <style:style style:name="MT2" style:family="text">
      <style:text-properties officeooo:rsid="00245fe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MP1">Design Patterns – Basic – <text:span text:style-name="MT1"><text:s/>Singleton</text:span></text:p>
            </table:table-cell>
            <table:table-cell table:style-name="Table3.A1" office:value-type="string">
              <text:p text:style-name="MP2">Design / <text:span text:style-name="MT2">Patterns</text:span></text:p>
            </table:table-cell>
            <table:table-cell table:style-name="Table3.A1" office:value-type="string">
              <text:p text:style-name="MP3">Easy</text:p>
            </table:table-cell>
            <table:table-cell table:style-name="Table3.A1" office:value-type="string">
              <text:p text:style-name="MP4">Page <text:page-number text:select-page="current">1</text:page-number> of <text:page-count>1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56:22.930000000</meta:creation-date>
    <dc:date>2017-05-10T21:55:00.959000000</dc:date>
    <meta:editing-duration>PT5H33M20S</meta:editing-duration>
    <meta:editing-cycles>14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13" meta:word-count="99" meta:character-count="592" meta:non-whitespace-character-count="502"/>
  </office:meta>
</office:document-meta>
</file>